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ff950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6.985cm" svg:x="6.715cm" svg:y="8.62cm">
          <text:p text:style-name="P1">Inertial Measurement </text:p>
          <text:p text:style-name="P1">Controller</text:p>
          <text:p text:style-name="P1">TI Piccolo, 60MHz</text:p>
          <text:p text:style-name="P1">32-bit with floating-point</text:p>
          <text:p text:style-name="P1">Co-processor</text:p>
          <text:p text:style-name="P1">12-bit AD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.54cm" svg:y1="9.89cm" svg:x2="6.715cm" svg:y2="9.89cm">
          <text:p/>
        </draw:line>
        <draw:line draw:style-name="gr2" draw:text-style-name="P1" draw:layer="layout" svg:x1="1cm" svg:y1="12.43cm" svg:x2="6.715cm" svg:y2="12.43cm">
          <text:p/>
        </draw:line>
        <draw:line draw:style-name="gr2" draw:text-style-name="P1" draw:layer="layout" svg:x1="14.335cm" svg:y1="12.43cm" svg:x2="19.415cm" svg:y2="12.43cm">
          <text:p/>
        </draw:line>
        <draw:frame draw:style-name="gr3" draw:layer="layout" svg:width="3.175cm" svg:height="0.963cm" svg:x="3.54cm" svg:y="8.927cm">
          <draw:text-box>
            <text:p>V_3.3V</text:p>
          </draw:text-box>
        </draw:frame>
        <draw:frame draw:style-name="gr3" draw:layer="layout" svg:width="4.445cm" svg:height="0.963cm" svg:x="1.635cm" svg:y="11.467cm">
          <draw:text-box>
            <text:p>imu_adc_spi</text:p>
          </draw:text-box>
        </draw:frame>
        <draw:line draw:style-name="gr2" draw:text-style-name="P1" draw:layer="layout" svg:x1="1cm" svg:y1="14.335cm" svg:x2="6.715cm" svg:y2="14.335cm">
          <text:p/>
        </draw:line>
        <draw:frame draw:style-name="gr3" draw:layer="layout" svg:width="5.715cm" svg:height="0.963cm" svg:x="1cm" svg:y="13.372cm">
          <draw:text-box>
            <text:p>jtag_programming</text:p>
          </draw:text-box>
        </draw:frame>
        <draw:frame draw:style-name="gr3" draw:layer="layout" svg:width="5.715cm" svg:height="0.963cm" svg:x="14.335cm" svg:y="11.16cm">
          <draw:text-box>
            <text:p>inertial_state_sp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cott Rosenbalm</meta:initial-creator>
    <meta:creation-date>2011-03-05T18:16:54.86</meta:creation-date>
    <dc:date>2011-03-05T18:23:42.31</dc:date>
    <dc:creator>Scott Rosenbalm</dc:creator>
    <meta:editing-duration>PT00H06M47S</meta:editing-duration>
    <meta:editing-cycles>1</meta:editing-cycles>
    <meta:document-statistic meta:object-count="9"/>
    <meta:generator>OpenOffice.org/3.2$Win32 OpenOffice.org_project/320m18$Build-9502</meta:generator>
  </office:meta>
</office:document-meta>
</file>